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6d17"/>
    </style:style>
    <style:style style:name="P2" style:family="paragraph" style:parent-style-name="Standard">
      <style:text-properties officeooo:rsid="00056d17" officeooo:paragraph-rsid="00056d17"/>
    </style:style>
    <style:style style:name="P3"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56d17" officeooo:paragraph-rsid="00056d17"/>
    </style:style>
    <style:style style:name="P5" style:family="paragraph" style:parent-style-name="Text_20_body">
      <style:text-properties officeooo:rsid="00056d17" officeooo:paragraph-rsid="00056d17"/>
    </style:style>
    <style:style style:name="P6" style:family="paragraph" style:parent-style-name="Text_20_body">
      <style:text-properties officeooo:paragraph-rsid="00056d17"/>
    </style:style>
    <style:style style:name="P7" style:family="paragraph" style:parent-style-name="Text_20_body">
      <style:text-properties officeooo:paragraph-rsid="00065387"/>
    </style:style>
    <style:style style:name="P8" style:family="paragraph" style:parent-style-name="Text_20_body">
      <style:text-properties officeooo:rsid="00065387" officeooo:paragraph-rsid="00065387"/>
    </style:style>
    <style:style style:name="P9" style:family="paragraph" style:parent-style-name="Text_20_body">
      <style:paragraph-properties fo:padding-left="0in" fo:padding-right="0in" fo:padding-top="0in" fo:padding-bottom="0.0291in" fo:border-left="none" fo:border-right="none" fo:border-top="none" fo:border-bottom="0.06pt solid #000000" style:join-border="false"/>
    </style:style>
    <style:style style:name="P1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056d17"/>
    </style:style>
    <style:style style:name="P1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056d17" officeooo:paragraph-rsid="00056d17"/>
    </style:style>
    <style:style style:name="T1" style:family="text">
      <style:text-properties officeooo:rsid="00056d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oday, I'm going to talk about a bullet analysis project I've been a part of at CSAFE, the center for statistics and forensic evidence; even though I'm at UNL now, I'm still maintaining my affiliation with that project. Specifically, I'm going to place the statistical work in context in the political and legal systems that motivate the work. It will be a bit of a ride, and I'm giving broad overviews of work in the field that happens to include some of the projects I've worked on; I like to show the wider context, which means I'm talking briefly about a few projects that I wasn't a part of but that are related or foundational to later work.</text:p>
      <text:p text:style-name="Text_20_body">In the past 20 years, CSI-style forensic analysis (outside of DNA) has taken quite a beating. DNA is the gold standard for forensic evidence - it's unique to the individual, matches can be objectively determined with error rates that are quantifiable, and it could be used to reexamine evidence from old cases.</text:p>
      <text:p text:style-name="Text_20_body">That's great news, right, because people who were falsely convicted should get justice. Unfortunately for forensics, what started to become clear was that there were major problems with evidence in many of these exonerations - specifically, eyewitness testimony, false confessions, and shoddy forensic analysis. It brought the problems out into the open, leading to a number of very public and embarrassing cases where forensic analyses were proved to be faulty.</text:p>
      <text:p text:style-name="P3"/>
      <text:p text:style-name="Standard"/>
      <text:p text:style-name="P3">Bitemark analysis has been thoroughly discredited at this point<text:line-break/></text:p>
      <text:p text:style-name="P3"><text:line-break/>Several crime labs were shown to have employed people who would just make up results for cases. <text:line-break/></text:p>
      <text:p text:style-name="Standard"><text:line-break/>Several rather interesting methods for forensic analysis have been found in legal records and utterly dismissed for lacking any foundation.</text:p>
      <text:p text:style-name="P3"/>
      <text:p text:style-name="Standard"/>
      <text:p text:style-name="Standard">These failures were on every level of the justice system - county, state, federal. The FBI was implicated in some of these scandals as well. And similar things happened in Australia, New Zealand, Canada, and the UK - basically, in any common-law country (and probably others as well).</text:p>
      <text:p text:style-name="P3"/>
      <text:p text:style-name="Standard"/>
      <text:p text:style-name="Text_20_body">All of these failures led to a couple of major reports assessing whether forensic science as a whole could survive these issues (and how to shore it up so that analyses that were not unfounded but had some problems might still be useful). These reports make for a pretty good read as far as showing how factors in statistics, probability, and experimental design impact everyday life. The results primarily target pattern disciplines, such as fingerprint analysis, handwriting, shoeprints, and firearms and toolmark analysis, where evidence is stored in image form and is compared by an examiner.</text:p>
      <text:p text:style-name="Text_20_body">The reports note that the scientific foundations of these disciplines is poor - we do not know enough about the mechanisms that generate the evidence (tooling marks on a rifle barrel, how fingerprints are formed, the distribution of shoes in the population) to be able to characterize the process of leaving <text:soft-page-break/>pattern evidence at a crime scene in a scientific way. In most cases, we do not know what the distribution of these characteristics looks like, so we cannot estimate the random match probability properly - we can't say how likely the evidence is to occur by random chance. In DNA, we can at least estimate that probability.</text:p>
      <text:p text:style-name="Text_20_body">Pattern evidence is evaluated subjectively - the examiner's opinion, based on their training and experience, is the only metric for how useful the evidence is in a case. This means there's considerable variability in results (because examiners will have different opinions), and it also means that examiners don't have any numbers to fall back on to justify their opinions. Plus, we have a "beyond a reasonable doubt" standard, which means examiners don't like to admit to making any errors at all, ever. </text:p>
      <text:p text:style-name="Text_20_body">Finally, the reports found that error rate quantification in the forensic sciences is poor. During training, examiners are taught that it is part of their job to contribute to the discipline's foundations by doing these error rate studies, but the design of these studies, and the conclusions that can be drawn from them, leaves a lot to be desired.</text:p>
      <text:p text:style-name="P9">Today I'm going to talk a bit about the ways that each of these problems is being addressed at CSAFE, but first, lets start with a bit of a primer on firearms analysis.</text:p>
      <text:p text:style-name="P1"/>
      <text:p text:style-name="P2">Firearms primer section</text:p>
      <text:p text:style-name="P4"/>
      <text:p text:style-name="P2"/>
      <text:p text:style-name="P2">As a bullet is fired, it makes contact with parts of the gun at high speeds and pressures. The cartridge is hit with the firing pin, which causes the powder to explode. The cartridge slams against the breech face and is then ejected from the gun. Simultaneously, the bullet is forced through the barrel, where the rifling causes it to spin; because of the pressure and heat, the bullet deforms, and the rifling and grooves leave microscopic lines along the bullet surface, called striae.</text:p>
      <text:p text:style-name="P2"/>
      <text:p text:style-name="P2">A picture of a fired cartridge is shown on the left, and a picture of a fired bullet on the right. You can see that there are marks on the bullet, at least; these marks are a result of the contact between the bullet and the barrel. There are similar marks on the cartridge from the firing pin, the extractor, and the breech face; they're just somewhat harder to see with the naked eye.</text:p>
      <text:p text:style-name="P4"/>
      <text:p text:style-name="P2"/>
      <text:p text:style-name="P5">Locard's exchange principle is an axiom of forensic science and states that every contact leaves a trace - when you touch something, material is exchanged so that you leave something on the surface and the surface transfers something to you - it may be small enough that it is not measurable, but it's there.</text:p>
      <text:p text:style-name="Text_20_body">On a bullet, this principle is taken to mean that when the bullet makes contact with the lands and grooves in the rifled barrel, some of the bullet material is shaved off, and the impressions from the barrel's imperfections are engraved on the bullet surface. Lands, in particular, are of interest, as they are the result of a tooling process and therefore, the marks are believed to be unique to that barrel. </text:p>
      <text:p text:style-name="Text_20_body">In most of the bullets we've worked with, there are 6 land engraved areas per bullet. One of the more challenging parts of forensics is that we don’t generally have independence – issues that affect one land may affect multiple lands.</text:p>
      <text:p text:style-name="Text_20_body"><text:soft-page-break/>Marks on cartridge cases are harder to see, but it's really easy to see why it seems like these two bullets would have come from the same source - the microscopic striations line up exactly; this is indicative of the same pattern of imperfections along the barrel's length. </text:p>
      <text:p text:style-name="Text_20_body">An examiner would use a comparison microscope, like the one shown on the left, to examine the striation marks on each bullet at the same time, yielding a view like the top-right image. </text:p>
      <text:p text:style-name="Text_20_body">In higher detail, you can see a similar image created using 3D scans of two matching bullet lands to see just how much correspondance there is between bullets that are from the same source.</text:p>
      <text:p text:style-name="Text_20_body">But we don't actually have any scientific foundation for making the claim that with substantial similarity the only reasonable explanation is that the bullets came from the same source. We have a rational explanation, but one that has not been empirically validated to a level where it can be said to be scientifically valid.</text:p>
      <text:p text:style-name="P9">Examiners evaluate the evidence and come up with one of four possible classifications for a pairwise comparison.<text:line-break/></text:p>
      <text:p text:style-name="Text_20_body"><text:line-break/>An identification requires that class characteristics -- things that are shared by all guns of the same make and model -- match, and then that so-called individualizing characteristics, like the striation marks, also match.</text:p>
      <text:p text:style-name="Text_20_body">An elimination requires disagreement between either type of characteristics. Some labs will not allow examiners to eliminate based on mismatch of individual characteristics - the only option is to eliminate if there is a class characteristic mismatch.</text:p>
      <text:p text:style-name="Text_20_body">So far, so good. We have either a same-source comparison or a different source comparison - two real classes, two labels. What more do we need?</text:p>
      <text:p text:style-name="P9"/>
      <text:p text:style-name="Text_20_body"><text:line-break/>Examiners can also say that the match is inconclusive, for any combination of the 3 reasons. Under AFTE rules, an inconclusive isn't an error, because it doesn't mean the examiner made a mistake - there may not actually be enough information recorded on the evidence, which reflects the broader process. </text:p>
      <text:p text:style-name="P9">The problem is that under AFTE rules, if these are not errors, what are they? Usual machine learning classification schemes use false positive and false negative rates; it is not entirely clear whether these are meaningful when the number of output classes does not match the number of input classes. We'll come back to inconclusives later, but just a preview.<text:line-break/></text:p>
      <text:p text:style-name="Text_20_body"><text:line-break/>The final option is to say the evidence isn't suitable for comparison. This isn't the same as inconclusive - unsuitable evidence is marked as unsuitable before it is compared to another piece of evidence, where inconclusives are determined after comparison.</text:p>
      <text:p text:style-name="Text_20_body"><text:soft-page-break/>After talking to one of the people in the forensics department here, who used to be a firearms examiner, unsuitable would generally mean the bullet is fragmented and wholly unsuitable for even weighing - anything that's intact can be weighed and the caliber estimated.</text:p>
      <text:p text:style-name="Text_20_body">So now you're an expert in firearm examination, right? :)</text:p>
      <text:p text:style-name="P9"/>
      <text:p text:style-name="Text_20_body"><text:line-break/><text:span text:style-name="T1">Issue 1: Scientific Foundations of Firearms Examination</text:span></text:p>
      <text:p text:style-name="P9"/>
      <text:p text:style-name="Text_20_body"/>
      <text:p text:style-name="Text_20_body">The reports all say that there is insufficient scientific basis for pattern discipline analysis, but what does that mean? In theory, they mean that we don't have any idea what the distribution of these marks would look like, whether there are factors that might cause the marks to be similar, etc. We don't sufficiently understand the population characteristics. Some people advocate for a full-on factorial screening experiment to nail this down -- but that would involve a huge amount of work.</text:p>
      <text:p text:style-name="Text_20_body">Sometimes, this type of experiment is proposed to get a database of bullets which can be compared to determine an upper bound on the random match probability (e.g. if nothing matches, then the RMP is less than 1 over the number of different-source pairwise comparisons in the database). </text:p>
      <text:p text:style-name="Text_20_body">It's also of interest to know if multiple bullets which were fired from the same gun have different markings - if so, then we can't easily determine that a mismatch is indicative of the bullets being fired from a different source. </text:p>
      <text:p text:style-name="Text_20_body">This problem is one reason forensic statistics tends to focus on assembling huge databases of evidence - if the database doesn't cover every combination of factors you see in casework, you can't show in court beyond a reasonable doubt that your method is valid for this particular case.</text:p>
      <text:p text:style-name="Text_20_body">However, it's also <text:span text:style-name="Emphasis">really</text:span> hard to systematically collect all of the data you'd need to estimate the random match probability and the random mismatch probability.</text:p>
      <text:p text:style-name="Text_20_body">In any case, addressing the question of scientific validity from a head-on approach is not particularly easy. Procrastination is a valid form of the scientific method, right? Lets put this off until we have the ability to actually deal with it head on.</text:p>
      <text:p text:style-name="Text_20_body">Instead of approaching the scientific foundations, we approach the other two issues - the subjectivity and the error rate quantification.</text:p>
      <text:p text:style-name="P9"/>
      <text:p text:style-name="P6"/>
      <text:p text:style-name="P6"><text:span text:style-name="T1">Issue 2: Examination is Subjective</text:span></text:p>
      <text:p text:style-name="P11"/>
      <text:p text:style-name="P10"><text:soft-page-break/><text:span text:style-name="T1">The next issue is that the comparisons are subjective. They're done inside the examiner's brain, using visual information, and there is very little quantitative or objective information to use to justify the decision. CSAFE has been working to develop a statistical model which looks at features that are similar to those used by examiners (e.g. mimicking the perceptual process) but that can be quantified and viewed objectively. This is work that happened before I started working on forensics, but it's critical to later work that I'm involved with. <text:line-break/></text:span></text:p>
      <text:p text:style-name="Text_20_body"/>
      <text:p text:style-name="Text_20_body">The automatic bullet matching method developed at CSAFE consists of some dimension reduction steps: </text:p>
      <text:p text:style-name="Text_20_body">First, we find a horizontal band that is as low on the bullet as possible (because the striae are deeper) but high enough to have stability and extend across the land </text:p>
      <text:p text:style-name="Text_20_body">Then, we average across the values in that band to smooth things out a bit.</text:p>
      <text:p text:style-name="Text_20_body">We identify the grooves and remove that data from consideration, which is important because the next step is to fit a smooth curve to the surface, and the grooves mess that up a lot. </text:p>
      <text:p text:style-name="Text_20_body">We work with the residual values, which flattens out the striae so that the curvature of the bullet is not an issue. </text:p>
      <text:p text:style-name="Text_20_body">Then another smoothing function is applied (with a much smaller window) to minimize the effects of high-frequency noise. This is what we call a "signature"</text:p>
      <text:p text:style-name="Text_20_body">Two signatures are aligned using the maximal cross-correlation - basically, shifting them against each other until the correlation between the sequences is maximal. Computationally, this gets tricky when missing values are introduced, because the usual fourier-based methods don't work with missing values.</text:p>
      <text:p text:style-name="Text_20_body">Once the signatures are aligned, we can compute a number of features. We identify striation marks on each signature and count the number of striations that overlap between two aligned signatures. </text:p>
      <text:p text:style-name="Text_20_body">These features were used to train a random forest using several test sets scanned at NIST. Then, for new values, we can use that fitted random forest model to predict whether an aligned set of signatures is or is not a match. </text:p>
      <text:p text:style-name="P9"/>
      <text:p text:style-name="Text_20_body"/>
      <text:p text:style-name="Text_20_body">To train this algorithm, they needed data. While CSAFE now has microscopes that generate more than a TB of data each semester, back then they didn't, so they got scans from NIST that were lower resolution than their current scans. The sets they chose are derived from the same consecutively manufactured 10 guns (so as similar as you can get 10 guns), and all of the guns are of the same type. So not a lot of external validity, right? </text:p>
      <text:p text:style-name="Text_20_body"><text:soft-page-break/>Firearms studies often use consecutively manufactured components because it is believed that consecutively manufactured pieces are more similar to each other than nonconsecutive versions; thus, if the methods work on consecutively manufactured components, they will work on nonconsecutive components. It's logical, but it also means that in order for this random forest model to be useful in practice, we'd have to be comfortable using it on data which is well outside the training data.</text:p>
      <text:p text:style-name="P9"/>
      <text:p text:style-name="Text_20_body"/>
      <text:p text:style-name="Text_20_body">One of the projects I've worked on was to examine how well the algorithm works on external test sets. Random forests can generate out-of-bag predictions, but fundamentally, in order to use this algorithm, we have to see how well it generalizes to different ammunition, different firearms, different microscope settings...</text:p>
      <text:p text:style-name="Text_20_body">So we decided to test the algorithm using 3 different test kits developed by firearms examiners. Each set uses Ruger firearms, but they are different models which have different surface treatments and manufacturing processes. Each set also uses different ammunition. One of the sets is a third Hamby set, so using the same 10 barrels, but a different set of 35 bullets, as the training sets. </text:p>
      <text:p text:style-name="Text_20_body">All of the scans were done at CSAFE using the high-resolution microscopes, so they are different on a number of different respects from the original training data.</text:p>
      <text:p text:style-name="P9"/>
      <text:p text:style-name="Text_20_body"/>
      <text:p text:style-name="Text_20_body">For each set, we compared 3 different measures of match strength. Consecutive Matching Striae (CMS) are used by some examiners to quantify match strength in court. It is believed that having more than 6 consecutively matching peaks is enough to practically eliminate the possibility of a coincidental match. That's based off of a study from the 1950s on 24 Smith &amp; Wesson revolvers, and is held as practically incontrovertible despite the lack of generality. </text:p>
      <text:p text:style-name="Text_20_body">The problems with scientific validation of toolmark examination are pretty pervasive.</text:p>
      <text:p text:style-name="Text_20_body">We also used straight cross-correlation, which is the method promoted by NIST for assessing match strength.</text:p>
      <text:p text:style-name="Text_20_body">Finally, we used the random forest score, which includes CMS and cross-correlation as inputs. </text:p>
      <text:p text:style-name="Text_20_body">The goal is to quantify the error rates on external test sets, examine how well the method generalizes, and see how stable the equal-error-rate cutoff is for different firearms. Ideally, we'd want a cutoff that would work for any comparison, because in casework we don't have a whole set of test data to use for comparison purposes so that we can determine the cutoff.</text:p>
      <text:p text:style-name="Text_20_body">This paper is basically the equivalent of buying a new car and then taking it out to the country to see how fast it goes and how well it works. </text:p>
      <text:p text:style-name="P9"/>
      <text:p text:style-name="Text_20_body"><text:soft-page-break/>For each test set, we looked at both bullet-to-bullet results, like those shown here, and land-to-land results, which are a bit finer. To get bullet-to-bullet results, we looked for a sequence of matches between bullet 1 and bullet 2, and took the average of the sequence with the highest matching values. Since scans are done at the land level, we can also look at how the random forest performs there; we can expect more variability for those comparisons.</text:p>
      <text:p text:style-name="Text_20_body">The Houston study just concluded, so we're hoping to write a paper soon comparing the algorithm's performance to the FTE performance. From what we've been told, the algorithm did pretty well, and the algorithm combined with human judgement was perfect. The human judgement is necessary because sometimes the automated decisions in the algorithm don't work, rendering downstream results invalid. If we visually examine the intermediate data (using a tool we developed for that purpose), it is possible to identify the issues, flag those comparisons, and exclude them from consideration; doing this automatically is hard, but it's easy for a human. </text:p>
      <text:p text:style-name="Text_20_body">It's important to be able to decide when you do and don't trust your model's predictions, and that's basically what we're doing in that step. Since there is some subjectivity there, we report both versions.</text:p>
      <text:p text:style-name="P9"/>
      <text:p text:style-name="Text_20_body"/>
      <text:p text:style-name="Text_20_body">In any case, if we compare the bullet to bullet scores on the left, we have complete separation between the random forest and cross-correlation scores of same-source and different source matches. Unfortunately, we don't have the same cutoff for each set, indicating that our model predictions are sensitive to the specific type of firearm and ammunition... but not unusably sensitive. </text:p>
      <text:p text:style-name="Text_20_body">Consecutive Matching Striae doesn't have nearly as much separation, and in fact has considerable overlap. However, if 6 is the threshold used, it will never result in the identification of a same-source pair - that is, the false positive rate is very low, but the false negative rate is extremely high when using CMS.</text:p>
      <text:p text:style-name="Text_20_body">Because there's complete separation in the bullet-to-bullet scores, it's not particularly useful to use ROC curves to characterize the performance of the algorithm. We have to go to the land-to-land scores to be able to get a more precise idea of how the random forest and CCF scores compare.</text:p>
      <text:p text:style-name="Text_20_body">Here, what we see is that there is some bimodality in the CCF and RF scores, particularly when looking at same-source pairs. These low land-to-land scores indicate that some characteristics either don't match or don't correspond (for instance, sometimes, the bullet gets compressed in a way that causes the striae to stretch or compress a bit, reducing cross-correlation significantly even though visually you can see clear correspondence between the peaks). So if the land-to-land score is high, it's almost definitely a match, but if it's low, we need to look at a few other lands to determine how well things match up. But, the cutoffs at the land-to-land level are actually similar for each test set - if the RF score is above 0.5, it's probably a same-source pair, while if the CCF is above roughly 0.75, it's probably a same-source pair.</text:p>
      <text:p text:style-name="Text_20_body"><text:soft-page-break/>The other thing to note here is that the separation between the distributions is much greater for the random forest than for the cross-correlation: so even though they've got roughly similar accuracy, the random forest has much better separation.</text:p>
      <text:p text:style-name="P9"/>
      <text:p text:style-name="Text_20_body"/>
      <text:p text:style-name="Text_20_body">looking at the land-to-land scores under an ROC curve, we can see that the performance of CCF and RF is very similar in each test group - sometimes RF slightly wins (e.g. on Hamby44) but overall it's pretty consistent. CMS is much less useful.</text:p>
      <text:p text:style-name="Text_20_body">If we compute the area under the curve for each set, we find that CMS is consistently significantly different from the other two methods, but that those methods aren't meaningfully different from each other. </text:p>
      <text:p text:style-name="Text_20_body">Interestingly enough, for both the random forest and cross-correlation scores, performance is poor on the Hamby44 set... which is from the same 10 barrels used to train the algorithm! The other set that it's bad on is the Houston FSI G2 set, which has some issues with partial signature compression. We're still figuring out how to alter the processing to handle that. </text:p>
      <text:p text:style-name="P9"/>
      <text:p text:style-name="Text_20_body"/>
      <text:p text:style-name="Text_20_body">Closed-source software is a real problem in the legal system - proprietary code isn't something you can examine for errors and may or may not have been developed with good software engineering practices. NIST doesn't release source code either, and the NIBIN system used by the federal government is closed hardware and software. </text:p>
      <text:p text:style-name="Text_20_body">One of the ways CSAFE is addressing the problems with closed-source software is by releasing open-source software packages of both our algorithms and other algorithms published in the community. The software is released under MIT or GPL licenses, which prevent us from being liable for errors, but we also do our best to ensure that the algorithms work as advertised. </text:p>
      <text:p text:style-name="Text_20_body">I was involved in the construction of both x3ptools and bulletxtrctr, refactoring the code from the bulletr package described in the original random forest paper so that it was more reliable, maintainable, and modular. I've also written validation tests for both packages to ensure that each line of the code does what it is designed to do, so that changes in the future are less likely to break the already-implemented functionality. One of my students at Iowa state is working on a similar implementation of someone else's algorithm for cartridge cases; after implementing it, we're going to fix it so that it works properly. </text:p>
      <text:p text:style-name="Text_20_body">So one way we're addressing errors is to make software auditable, so that if there are errors in the software, anyone can find them. It's not in the public's interest to have software bugs go unnoticed. </text:p>
      <text:p text:style-name="P9"/>
      <text:p text:style-name="Text_20_body"/>
      <text:p text:style-name="P5"><text:soft-page-break/>Issue 3: Screw Ups (Error Rates)</text:p>
      <text:p text:style-name="P11"/>
      <text:p text:style-name="P5"/>
      <text:p text:style-name="P5">Forensic evidence is also mistrusted because the error rates for such assessments are often under-estimated or minimized in court. In addition, the studies that exist have significant methodological problems. So lets talk about why this matters to the legal system first, then take a look at the problem.</text:p>
      <text:p text:style-name="P11"/>
      <text:p text:style-name="P5"/>
      <text:p text:style-name="P5">One of the primary debates right now is whether pattern evidence can be admitted into court, and what degree of certainty the examiner is allowed to convey to the jury. Part of this issue comes from the legal standards for admissibility - because pattern evidence has a shaky scientific foundation, it is sometimes judged to be inadmissible in court. </text:p>
      <text:p text:style-name="Text_20_body">Another factor is the known error rate for a technique. It's important to note here that common law courts work on precedent, so it is very hard for them to change course and say "this isn't scientifically valid, so you can't use it" when there is precedent. So change is very, very slow, but it is starting to happen.</text:p>
      <text:p text:style-name="Text_20_body">So lets take a look at these error rate studies. </text:p>
      <text:p text:style-name="P11"/>
      <text:p text:style-name="P5"/>
      <text:p text:style-name="P5">The PCAST report (and addendum) summarized the problems with existing error rate studies; there are possibly as many as 2 well-known studies in the entire field of firearms and toolmark analysis that meet half of the experiment design guidelines listed here.</text:p>
      <text:p text:style-name="Text_20_body">These guidelines are pretty basic experimental design/experimental control principles. Unfortunately, they're also contradictory, since examiners who are forced to use different critera than normal are going to know it is for test purposes.</text:p>
      <text:p text:style-name="Text_20_body">I'm sure this will shock you all, but it's also important to do tests that are broad - it isn't enough to just test the 8 examiners in the FBI laboratory and generalize that to all examiners in the US.</text:p>
      <text:p text:style-name="P11"/>
      <text:p text:style-name="P5"/>
      <text:p text:style-name="P5">In any study, we'd expect results to look something like this. </text:p>
      <text:p text:style-name="Text_20_body">If we want to examine the overall error rate, we have 3 options to handle the inconclusives: we can condition them out, we can consider them correct, or we can consider them to be errors.</text:p>
      <text:p text:style-name="Text_20_body"><text:soft-page-break/>The original plan when we started surveying studies was to discuss what happened to the error rate when we switched from Option 2 to Option 3 - that is, when we include the errors in the process of firearms examination (including recording the evidence), and not just the errors made by the examiner. </text:p>
      <text:p text:style-name="Text_20_body">When we started this project last month, we were expecting to go through the most cited studies and compute the error rates under each scenario, then discuss which rates might be suitable for which legal situations. What we found was something entirely different. </text:p>
      <text:p text:style-name="Text_20_body">First, the study design issues were possibly under-stated. Second, there is another problem with the results from these studies... see if you can spot it as I run through the best and worst studies we found.</text:p>
      <text:p text:style-name="P11"/>
      <text:p text:style-name="P5"/>
      <text:p text:style-name="P5">This study was one of two with a halfway decent experimental design. Participants evaluated 20 pairs of cartridge cases, where one was from a known source, and one was from an unknown source. In each set of 20 pairs, 12 were from the same source, 8 were from a different source. </text:p>
      <text:p text:style-name="Text_20_body">The nice thing about this study design is that we can say for sure that there were 20 comparisons done - the design doesn't allow for any logical reasoning to cut down on comparisons. </text:p>
      <text:p text:style-name="P10">The problems are pretty minor - examiners used lab rules for classification, so some examiners could not make eliminations at all. The study wasn't blind, and there was no variation in the proportion of same and different source comparisons, so examiners could talk to each other (or just assume that the split was a nice, round number). <text:line-break/></text:p>
      <text:p text:style-name="Text_20_body"/>
      <text:p text:style-name="Text_20_body">This study used a more convoluted design, but is essentially the same as the Keisler study. There are a couple of changes - they included 3 cartridges for each "known" source to allow examiners to evaluate how well the gun "marks" - so examiners got more information. Also, they managed to design this so that you couldn't get any information by comparing across sets. </text:p>
      <text:p text:style-name="Text_20_body">The other big plus of this study is that they included more different-source comparisons than same-source comparisons, which mimics case work and allows them to more precisely pin down the probability of false positive errors.</text:p>
      <text:p text:style-name="P6"><text:span text:style-name="T1">They tried to manage the examiner rules in this study, but most examiners reported that they followed lab rules anyways, so I’m pretty sure they gave up. So the</text:span> downsides of this study are the same as in Keisler. You may be wondering why examiners are allowed to use lab rules, and the answer is that they have to follow the lab procedure for everything they do. Also, the number of examiners isn't <text:span text:style-name="Emphasis">huge</text:span> and they won't participate in studies that force the use of a specific evaluation criteria. Examiners deal with huge case backlogs, and while they recognize that proficiency tests and error rate studies are important, they are able to be selective about which ones they do.</text:p>
      <text:p text:style-name="P11"/>
      <text:p text:style-name="P5"><text:soft-page-break/></text:p>
      <text:p text:style-name="Text_20_body">Ok, so the first thing to know is that this study has been going on for about 40 years at this point. It predates any of the major critiques of forensics by a lot. And that's probably the last nice thing I can say about it.</text:p>
      <text:p text:style-name="P7">The Hamby studies include 2 known samples from each of 10 barrels, with 15 unknowns that are also from those 10 barrels. The barrels are consecutively manufactured, so as similar as possible. The study is what's known as a "closed set" - you know ahead of time that each of the unknowns matches a known.</text:p>
      <text:p text:style-name="P7">As a result, there's no way to estimate how many comparisons were done. Unlike in Keisler or Baldwin, you could have up to n choose 2 unique pairwise comparisons (treating the duplicate knowns as if they were a single unit), but as soon as one of those comparisons results in a match, you know the unknown bullet isn't going to match anything else. As a result, you can only estimate the distribution of the number of comparisons. </text:p>
      <text:p text:style-name="P7">In addition, there's no way to estimate the number of correct different-source comparisons, nor the number of inconclusive different source comparisons. The study design is systematically biased to only estimate the false positive rate. When they report errors, they only look at the false positive rate -- which means they aren't reporting something that would be helpful to the defense in any way. It's a systematic bias that's pervasive enough that the study design itself reinforces it.</text:p>
      <text:p text:style-name="Text_20_body">This design is one of the most common designs emulated when examiners do their own studies. Thus, examiners generally know what's coming and what the study structure is going to be ahead of time. </text:p>
      <text:p text:style-name="P9"/>
      <text:p text:style-name="Text_20_body"><text:line-break/>Finally, there are some studies out there that are just completely useless. Lyons has the same structure as Hamby, but looks at extractor marks on cartridges. This study is the study that is used to establish extractor marks as a valid comparison... and one of the most glaring methodological issues is that they actually gave someone who misunderstood the instructions a second pass. There are a couple of other issues with this study, but when you read something like that in a published paper that has been cited in court, you just have to stop reading to protect your own sanity. </text:p>
      <text:p text:style-name="P9">So did anyone spot the other issue? What did you see?<text:line-break/></text:p>
      <text:p text:style-name="Text_20_body"><text:line-break/>In addition to noticing the bias towards the prosecution in the design of many of these studies, we also noticed that there were issues with how inconclusives were used. </text:p>
      <text:p text:style-name="Text_20_body">AFTE's theory is that bullets sometimes don't mark well enough for comparison. Sometimes the evidence just isn't properly recorded. The problem is, you wouldn't expect the rate of that happening to be distributed differently across same-source and different-source comparisons - if a bullet doesn't have enough characteristics to exclude, it should also not have enough to match, right?</text:p>
      <text:p text:style-name="Text_20_body"><text:soft-page-break/>If you look at this picture, you see that the rate of inconclusives across the two sets of comparisons is the same - this is what we'd expect to see.</text:p>
      <text:p text:style-name="P9"/>
      <text:p text:style-name="Text_20_body"><text:line-break/>What we actually see, however, is more like this. There are almost no inconclusives at all when making a same source comparison, and there are many inconclusives when making a different source comparison.</text:p>
      <text:p text:style-name="Text_20_body">Some of this is that there are lab rules prohibiting elimination on the basis of individual characteristics, but regardless of the reason for why this effect occurs, it is a sign of significant bias in the system. Examiners don't need as much evidence to make an identification as they need to make an elimination - that is, they're happy to help convict you but not to exonerate you.</text:p>
      <text:p text:style-name="Text_20_body">This was something we really didn't expect to find. To be honest, it rather derailed the writing of the paper we'd intended. </text:p>
      <text:p text:style-name="P9"/>
      <text:p text:style-name="Text_20_body"/>
      <text:p text:style-name="Text_20_body">So if we go back to the legal context, we know a few things. Courts, which are precedent-based, are slowly starting to challenge firearms and toolmark identifications - that is, they are restricting examiner testimony that evidence X came from source Y to the exclusion of all others. </text:p>
      <text:p text:style-name="Text_20_body">Most of the time, they still allow examiner testimony, they just can't make statements that imply certainty or make it sound like there is probabilistic evidence to back the claim.</text:p>
      <text:p text:style-name="Text_20_body">When error rates are reported in court, they are usually reporting the false positive or false negative rate, or an overall error rate that excludes inconclusives. Occasionally, they'll report the probability that something is an identification given that it was from the same source, or the equivalent different source/exclusion probability. </text:p>
      <text:p text:style-name="Text_20_body">That should change, but it doesn't have to raise the error rates. What we suggest is instead reporting the probability of an error conditioned on the examiner's decision. The advantage to this is that it provides precise information about the error rate in the relevant situation, and that you're conditioning on information that is known in casework, rather than conditioning on the source, which is unknown.</text:p>
      <text:p text:style-name="Text_20_body">It also has the advantage of removing inconclusives from the equation in most cases. Plus, if they do testify about an inconclusive, this method would accurately provide the jury with information about the inconclusive bias, without requiring examiners to somehow overrule their own subconscious.</text:p>
      <text:p text:style-name="Text_20_body">The only downside is that to get these probabilities, error rate studies have to be well designed, and avoid having multiple knowns for a given unknown. </text:p>
      <text:p text:style-name="P9"/>
      <text:p text:style-name="Text_20_body"/>
      <text:p text:style-name="Text_20_body"><text:soft-page-break/>We also think it is worth discussing the difference between examiner proficiency studies and system-wide error rate studies. Lab directors care about whether their examiners get the right answer, but what juries care about is how the system as a whole functions. Thus, if overall error rates are used, inconclusives should be counted as errors because they are part of the data recording and analysis process. This shouldn't reflect poorly on the examiner. </text:p>
      <text:p text:style-name="Text_20_body">Our final point is that if we move away from subjective evaluation, we remove the inconclusive bias. The random forest scores for comparisons which examiners marked as inconclusive are the same as the scores for comparisons which examiners marked as eliminations. So the statistical model, in this case, does not have the bias towards the prosecution that examiners exhibit. </text:p>
      <text:p text:style-name="P9"/>
      <text:p text:style-name="Text_20_body"/>
      <text:p text:style-name="Text_20_body">Moving forward, we're planning to publish a study comparing the random forest's performance against examiners -- from exploratory analysis, it definitely wins. We'd like to know if the scores for difficult comparisons are more moderate than the scores for easy comparisons, and whether there are any situations where the random forest doesn't succeed when humans do. </text:p>
      <text:p text:style-name="Text_20_body">We're also slowly working our way through validating every step of the feature derivation algorithm. When we wrote the bulletxtrctr package, some of the steps were optimized, and the results don't match -- basically we fixed some errors. But we need to know how that effects things going forward. Once the validation step is done, we'll refit the random forest with a variety of new data including non-ruger bullets. Our hope is that we'll be able to get the random forest to select for features that are broadly applicable, rather than specific to any specific type of gun.</text:p>
      <text:p text:style-name="Text_20_body">I'm working on a grant to try to get a 3D microscope into a lab at Houston Forensic Science Center, to try to move the statistics from theory into practice. One really interesting facet of this research is that we have to stay on everyone's good side - examiners have to trust us and the algorithm before they'll use it in court; judges have to admit the evidence; juries have to believe it. So we have to be very careful when we call out the problems in the discipline to do it in a way that pushes change without breaking trust. Examiners and lawyers and judges all seem to be fairly math-phobic, so the visualizations we generate are aimed at providing a more approachable explanation of the algorithm and its results. </text:p>
      <text:p text:style-name="Text_20_body">Finally, we're hoping to acquire an eye tracker and get examiners to use a comparison scope while wearing the eye tracking device. That will allow us to see exactly what features they are spending time on, and hopefully allow us to replicate that process from an algorithmic perspective. </text:p>
      <text:p text:style-name="P9">In general, we don't doubt that there is a signal that examiners are picking up on -- what we want to do is to make the analysis as objective as possible, giving them the tools to address most of the problems.<text:line-break/></text:p>
      <text:p text:style-name="P8">Referenc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9:47:59.054623501</meta:creation-date>
    <meta:print-date>2020-03-10T20:11:47.431290453</meta:print-date>
    <dc:date>2020-03-10T21:46:45.768155622</dc:date>
    <meta:editing-duration>PT1H36M36S</meta:editing-duration>
    <meta:editing-cycles>1</meta:editing-cycles>
    <meta:document-statistic meta:table-count="0" meta:image-count="0" meta:object-count="0" meta:page-count="13" meta:paragraph-count="122" meta:word-count="5889" meta:character-count="35090" meta:non-whitespace-character-count="29255"/>
    <meta:generator>LibreOffice/6.0.7.3$Linux_X86_64 LibreOffice_project/00m0$Build-3</meta:generator>
  </office:meta>
</office:document-meta>
</file>